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adornments="標準" style:font-family-generic="modern"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542cm"/>
    </style:style>
    <style:style style:name="co3" style:family="table-column">
      <style:table-column-properties fo:break-before="auto" style:column-width="3.304cm"/>
    </style:style>
    <style:style style:name="co4" style:family="table-column">
      <style:table-column-properties fo:break-before="auto" style:column-width="2.923cm"/>
    </style:style>
    <style:style style:name="co5" style:family="table-column">
      <style:table-column-properties fo:break-before="auto" style:column-width="4.066cm"/>
    </style:style>
    <style:style style:name="co6" style:family="table-column">
      <style:table-column-properties fo:break-before="auto" style:column-width="15.97cm"/>
    </style:style>
    <style:style style:name="co7" style:family="table-column">
      <style:table-column-properties fo:break-before="auto" style:column-width="2.258cm"/>
    </style:style>
    <style:style style:name="ro1" style:family="table-row">
      <style:table-row-properties style:row-height="0.7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padding-bottom="0.15cm" fo:padding-left="0.199cm" fo:padding-right="0.199cm" fo:padding-top="0.15cm" style:vertical-align="middle"/>
      <style:paragraph-properties fo:text-align="end" fo:margin-left="0cm"/>
      <style:text-properties fo:color="#696969" style:font-name-asian="メイリオ" style:font-size-asian="10.5pt"/>
    </style:style>
    <style:style style:name="ce2" style:family="table-cell" style:parent-style-name="Default">
      <style:table-cell-properties fo:padding-bottom="0.15cm" fo:padding-left="0.199cm" fo:padding-right="0.199cm" fo:padding-top="0.15cm" style:vertical-align="middle"/>
      <style:text-properties fo:color="#696969" style:font-name-asian="メイリオ" style:font-size-asian="10.5pt"/>
    </style:style>
    <style:style style:name="ce4"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asian="メイリオ" style:font-size-asian="10.5pt"/>
    </style:style>
    <style:style style:name="ce10" style:family="table-cell" style:parent-style-name="Default">
      <style:table-cell-properties style:text-align-source="fix" style:repeat-content="false" fo:padding-bottom="0.15cm" fo:padding-left="0.199cm" fo:padding-right="0.199cm" fo:padding-top="0.15cm" style:vertical-align="top"/>
      <style:paragraph-properties fo:text-align="center" fo:margin-left="0cm"/>
      <style:text-properties fo:color="#696969" style:font-name-asian="メイリオ" style:font-size-asian="10.5pt"/>
    </style:style>
    <style:style style:name="ce11" style:family="table-cell" style:parent-style-name="Default">
      <style:table-cell-properties fo:padding-bottom="0.15cm" fo:padding-left="0.199cm" fo:padding-right="0.199cm" fo:padding-top="0.15cm" style:vertical-align="top"/>
      <style:text-properties fo:color="#696969" style:font-name-asian="メイリオ" style:font-size-asian="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asian="メイリオ" style:font-size-asian="10.5pt"/>
    </style:style>
    <style:style style:name="ce5"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asian="メイリオ" style:font-size-asian="10.5pt"/>
    </style:style>
    <style:style style:name="ce7"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style:font-name-asian="メイリオ" style:font-size-asian="10.5pt"/>
    </style:style>
    <style:style style:name="ce14" style:family="table-cell" style:parent-style-name="Default">
      <style:table-cell-properties fo:padding-bottom="0.15cm" fo:padding-left="0.199cm" fo:padding-right="0.199cm" fo:padding-top="0.15cm" style:vertical-align="middle"/>
      <style:text-properties fo:color="#696969"/>
    </style:style>
    <style:style style:name="ce15" style:family="table-cell" style:parent-style-name="Default" style:data-style-name="N100">
      <style:table-cell-properties fo:padding-bottom="0.15cm" fo:padding-left="0.199cm" fo:padding-right="0.199cm" fo:padding-top="0.15cm" style:vertical-align="middle"/>
      <style:text-properties fo:color="#696969"/>
    </style:style>
    <style:style style:name="ce16" style:family="table-cell" style:parent-style-name="Default">
      <style:table-cell-properties fo:padding-bottom="0.15cm" fo:padding-left="0.199cm" fo:padding-right="0.199cm" fo:padding-top="0.15cm" style:vertical-align="middle"/>
      <style:text-properties fo:color="#696969" fo:font-weight="bold" style:font-weight-asian="bold" style:font-weight-complex="bold"/>
    </style:style>
  </office:automatic-styles>
  <office:body>
    <office:spreadsheet>
      <table:calculation-settings table:automatic-find-labels="false" table:use-regular-expressions="false" table:use-wildcards="true"/>
      <table:table table:name="マイルストーン"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3" table:default-cell-style-name="ce2"/>
        <table:table-column table:style-name="co5" table:default-cell-style-name="ce2"/>
        <table:table-column table:style-name="co6" table:default-cell-style-name="ce2"/>
        <table:table-column table:style-name="co3" table:default-cell-style-name="ce2"/>
        <table:table-column table:style-name="co7" table:default-cell-style-name="Default"/>
        <table:table-column table:style-name="co7" table:number-columns-repeated="16374" table:default-cell-style-name="ce2"/>
        <table:table-row table:style-name="ro1">
          <table:table-cell table:style-name="ce1" office:value-type="string" calcext:value-type="string">
            <text:p>項番</text:p>
          </table:table-cell>
          <table:table-cell table:style-name="ce4" office:value-type="string" calcext:value-type="string">
            <text:p>バージョン</text:p>
          </table:table-cell>
          <table:table-cell table:style-name="ce3" office:value-type="string" calcext:value-type="string">
            <text:p>マイルストーン</text:p>
          </table:table-cell>
          <table:table-cell table:style-name="ce3" office:value-type="string" calcext:value-type="string">
            <text:p>コード名</text:p>
          </table:table-cell>
          <table:table-cell table:number-columns-repeated="2" office:value-type="string" calcext:value-type="string">
            <text:p>大分類</text:p>
          </table:table-cell>
          <table:table-cell office:value-type="string" calcext:value-type="string">
            <text:p>中分類</text:p>
          </table:table-cell>
          <table:table-cell office:value-type="string" calcext:value-type="string">
            <text:p>内容</text:p>
          </table:table-cell>
          <table:table-cell office:value-type="string" calcext:value-type="string">
            <text:p>備考</text:p>
          </table:table-cell>
          <table:table-cell table:number-columns-repeated="16375"/>
        </table:table-row>
        <table:table-row table:style-name="ro1">
          <table:table-cell office:value-type="float" office:value="1" calcext:value-type="float">
            <text:p>1</text:p>
          </table:table-cell>
          <table:table-cell table:style-name="ce10" office:value-type="string" calcext:value-type="string">
            <text:p>Ver.0.10</text:p>
          </table:table-cell>
          <table:table-cell table:style-name="ce4" office:value-type="string" calcext:value-type="string">
            <text:p>MLS111</text:p>
          </table:table-cell>
          <table:table-cell table:style-name="ce5" office:value-type="string" calcext:value-type="string">
            <text:p>tokyo</text:p>
          </table:table-cell>
          <table:table-cell table:style-name="ce11" office:value-type="string" calcext:value-type="string" table:number-columns-spanned="1" table:number-rows-spanned="6">
            <text:p>商品表示</text:p>
          </table:table-cell>
          <table:table-cell table:style-name="ce11" office:value-type="string" calcext:value-type="string" table:number-columns-spanned="1" table:number-rows-spanned="2">
            <text:p>全件表示</text:p>
          </table:table-cell>
          <table:table-cell table:style-name="ce11" office:value-type="string" calcext:value-type="string" table:number-columns-spanned="1" table:number-rows-spanned="2">
            <text:p>全件表示</text:p>
          </table:table-cell>
          <table:table-cell office:value-type="string" calcext:value-type="string">
            <text:p>itemsテーブルのすべてのレコードをそのまま表示する</text:p>
          </table:table-cell>
          <table:table-cell table:number-columns-repeated="16376"/>
        </table:table-row>
        <table:table-row table:style-name="ro1">
          <table:table-cell office:value-type="float" office:value="2" calcext:value-type="float">
            <text:p>2</text:p>
          </table:table-cell>
          <table:table-cell table:style-name="ce11"/>
          <table:table-cell table:style-name="ce4" office:value-type="string" calcext:value-type="string">
            <text:p>MLS112</text:p>
          </table:table-cell>
          <table:table-cell table:style-name="ce5" office:value-type="string" calcext:value-type="string">
            <text:p>shinagawa</text:p>
          </table:table-cell>
          <table:covered-table-cell/>
          <table:covered-table-cell table:number-columns-repeated="2" table:style-name="ce11"/>
          <table:table-cell office:value-type="string" calcext:value-type="string">
            <text:p>itemsテーブルのすべてのレコードの商品カテゴリコードをカテゴリ名に変換して表示する</text:p>
          </table:table-cell>
          <table:table-cell office:value-type="string" calcext:value-type="string">
            <text:p>カテゴリ名表示</text:p>
          </table:table-cell>
          <table:table-cell table:number-columns-repeated="16375"/>
        </table:table-row>
        <table:table-row table:style-name="ro1">
          <table:table-cell office:value-type="float" office:value="3" calcext:value-type="float">
            <text:p>3</text:p>
          </table:table-cell>
          <table:table-cell table:style-name="ce10" office:value-type="string" calcext:value-type="string">
            <text:p>Ver.0.11</text:p>
          </table:table-cell>
          <table:table-cell table:style-name="ce4" office:value-type="string" calcext:value-type="string">
            <text:p>MLS121</text:p>
          </table:table-cell>
          <table:table-cell table:style-name="ce5" office:value-type="string" calcext:value-type="string">
            <text:p>sinnyokohama</text:p>
          </table:table-cell>
          <table:covered-table-cell/>
          <table:table-cell table:style-name="ce7" office:value-type="string" calcext:value-type="string" table:number-columns-spanned="1" table:number-rows-spanned="2">
            <text:p>カテゴリ別表示</text:p>
          </table:table-cell>
          <table:table-cell table:style-name="ce11" office:value-type="string" calcext:value-type="string" table:number-columns-spanned="1" table:number-rows-spanned="2">
            <text:p>カテゴリ別全件表示</text:p>
          </table:table-cell>
          <table:table-cell office:value-type="string" calcext:value-type="string">
            <text:p>カテゴリリンクによりカテゴリ別商品一覧を表示する</text:p>
          </table:table-cell>
          <table:table-cell office:value-type="string" calcext:value-type="string">
            <text:p>リンク化</text:p>
          </table:table-cell>
          <table:table-cell table:number-columns-repeated="16375"/>
        </table:table-row>
        <table:table-row table:style-name="ro1">
          <table:table-cell office:value-type="float" office:value="4" calcext:value-type="float">
            <text:p>4</text:p>
          </table:table-cell>
          <table:table-cell table:style-name="ce11"/>
          <table:table-cell table:style-name="ce4" office:value-type="string" calcext:value-type="string">
            <text:p>MLS122</text:p>
          </table:table-cell>
          <table:table-cell table:style-name="ce5" office:value-type="string" calcext:value-type="string">
            <text:p>odawara</text:p>
          </table:table-cell>
          <table:covered-table-cell/>
          <table:covered-table-cell table:number-columns-repeated="2" table:style-name="ce11"/>
          <table:table-cell office:value-type="string" calcext:value-type="string">
            <text:p>カテゴリ別商品一覧で選択されているカテゴリリンクを単なる文字列にする</text:p>
          </table:table-cell>
          <table:table-cell office:value-type="string" calcext:value-type="string">
            <text:p>非リンク化</text:p>
          </table:table-cell>
          <table:table-cell table:number-columns-repeated="16375"/>
        </table:table-row>
        <table:table-row table:style-name="ro1">
          <table:table-cell office:value-type="float" office:value="5" calcext:value-type="float">
            <text:p>5</text:p>
          </table:table-cell>
          <table:table-cell table:style-name="ce10" office:value-type="string" calcext:value-type="string">
            <text:p>Ver.0.13</text:p>
          </table:table-cell>
          <table:table-cell table:style-name="ce4" office:value-type="string" calcext:value-type="string">
            <text:p>MLS131</text:p>
          </table:table-cell>
          <table:table-cell table:style-name="ce5" office:value-type="string" calcext:value-type="string">
            <text:p>atami</text:p>
          </table:table-cell>
          <table:covered-table-cell/>
          <table:table-cell table:style-name="ce11" office:value-type="string" calcext:value-type="string" table:number-columns-spanned="1" table:number-rows-spanned="2">
            <text:p>キーワード検索</text:p>
          </table:table-cell>
          <table:table-cell table:style-name="ce11" office:value-type="string" calcext:value-type="string">
            <text:p>商品名検索</text:p>
          </table:table-cell>
          <table:table-cell office:value-type="string" calcext:value-type="string">
            <text:p>商品名のあいまい検索による商品一覧を表示する</text:p>
          </table:table-cell>
          <table:table-cell table:number-columns-repeated="16376"/>
        </table:table-row>
        <table:table-row table:style-name="ro1">
          <table:table-cell office:value-type="float" office:value="6" calcext:value-type="float">
            <text:p>6</text:p>
          </table:table-cell>
          <table:table-cell table:style-name="ce11"/>
          <table:table-cell table:style-name="ce4" office:value-type="string" calcext:value-type="string">
            <text:p>MLS132</text:p>
          </table:table-cell>
          <table:table-cell table:style-name="ce5" office:value-type="string" calcext:value-type="string">
            <text:p>mishima</text:p>
          </table:table-cell>
          <table:covered-table-cell/>
          <table:covered-table-cell table:style-name="ce11"/>
          <table:table-cell table:style-name="ce11" office:value-type="string" calcext:value-type="string">
            <text:p>価格検索</text:p>
          </table:table-cell>
          <table:table-cell office:value-type="string" calcext:value-type="string">
            <text:p>指定された価格の範囲の商品の一覧を表示する</text:p>
          </table:table-cell>
          <table:table-cell office:value-type="string" calcext:value-type="string">
            <text:p>上限が未指定の場合は指定された価格以上、下限が未指定の場合は指定された価格以下として検索</text:p>
          </table:table-cell>
          <table:table-cell table:number-columns-repeated="16375"/>
        </table:table-row>
        <table:table-row table:style-name="ro1">
          <table:table-cell office:value-type="float" office:value="7" calcext:value-type="float">
            <text:p>7</text:p>
          </table:table-cell>
          <table:table-cell table:style-name="ce10" office:value-type="string" calcext:value-type="string">
            <text:p>Ver.0.20</text:p>
          </table:table-cell>
          <table:table-cell table:style-name="ce4" office:value-type="string" calcext:value-type="string">
            <text:p>MLS211</text:p>
          </table:table-cell>
          <table:table-cell table:style-name="ce5" office:value-type="string" calcext:value-type="string">
            <text:p>sinnfuji</text:p>
          </table:table-cell>
          <table:table-cell table:style-name="ce11" office:value-type="string" calcext:value-type="string" table:number-columns-spanned="1" table:number-rows-spanned="7">
            <text:p>利用者表示</text:p>
          </table:table-cell>
          <table:table-cell table:style-name="ce11" office:value-type="string" calcext:value-type="string" table:number-columns-spanned="1" table:number-rows-spanned="3">
            <text:p>全件表示</text:p>
          </table:table-cell>
          <table:table-cell office:value-type="string" calcext:value-type="string">
            <text:p>全件表示</text:p>
          </table:table-cell>
          <table:table-cell office:value-type="string" calcext:value-type="string">
            <text:p>usersテーブルのすべてのレコードをそのまま表示する</text:p>
          </table:table-cell>
          <table:table-cell table:number-columns-repeated="16376"/>
        </table:table-row>
        <table:table-row table:style-name="ro1">
          <table:table-cell office:value-type="float" office:value="8" calcext:value-type="float">
            <text:p>8</text:p>
          </table:table-cell>
          <table:table-cell table:style-name="ce11"/>
          <table:table-cell table:style-name="ce4" office:value-type="string" calcext:value-type="string">
            <text:p>MLS212</text:p>
          </table:table-cell>
          <table:table-cell table:style-name="ce5" office:value-type="string" calcext:value-type="string">
            <text:p>shizuoka</text:p>
          </table:table-cell>
          <table:covered-table-cell table:number-columns-repeated="2"/>
          <table:table-cell office:value-type="string" calcext:value-type="string">
            <text:p>都道府県名表示</text:p>
          </table:table-cell>
          <table:table-cell office:value-type="string" calcext:value-type="string">
            <text:p>usersテーブルのすべてのレコードの都道府県コードを都道府県名に変換して表示する</text:p>
          </table:table-cell>
          <table:table-cell office:value-type="string" calcext:value-type="string">
            <text:p>都道府県名表示</text:p>
          </table:table-cell>
          <table:table-cell table:number-columns-repeated="16375"/>
        </table:table-row>
        <table:table-row table:style-name="ro1">
          <table:table-cell office:value-type="float" office:value="9" calcext:value-type="float">
            <text:p>9</text:p>
          </table:table-cell>
          <table:table-cell table:style-name="ce11"/>
          <table:table-cell table:style-name="ce4" office:value-type="string" calcext:value-type="string">
            <text:p>MLS213</text:p>
          </table:table-cell>
          <table:table-cell table:style-name="ce5" office:value-type="string" calcext:value-type="string">
            <text:p>kakegawa</text:p>
          </table:table-cell>
          <table:covered-table-cell table:number-columns-repeated="2"/>
          <table:table-cell office:value-type="string" calcext:value-type="string">
            <text:p>権限名表示</text:p>
          </table:table-cell>
          <table:table-cell office:value-type="string" calcext:value-type="string">
            <text:p>usersテーブルのすべてのレコードの権限コードを権限名に変換して表示する</text:p>
          </table:table-cell>
          <table:table-cell office:value-type="string" calcext:value-type="string">
            <text:p>権限名表示</text:p>
          </table:table-cell>
          <table:table-cell table:number-columns-repeated="16375"/>
        </table:table-row>
        <table:table-row table:style-name="ro1">
          <table:table-cell office:value-type="float" office:value="10" calcext:value-type="float">
            <text:p>10</text:p>
          </table:table-cell>
          <table:table-cell table:style-name="ce10" office:value-type="string" calcext:value-type="string">
            <text:p>Ver.0.21</text:p>
          </table:table-cell>
          <table:table-cell table:style-name="ce4" office:value-type="string" calcext:value-type="string">
            <text:p>MLS221</text:p>
          </table:table-cell>
          <table:table-cell table:style-name="ce5" office:value-type="string" calcext:value-type="string">
            <text:p>hamamatsu</text:p>
          </table:table-cell>
          <table:covered-table-cell/>
          <table:table-cell office:value-type="string" calcext:value-type="string" table:number-columns-spanned="1" table:number-rows-spanned="2">
            <text:p>外部キー検索</text:p>
          </table:table-cell>
          <table:table-cell office:value-type="string" calcext:value-type="string">
            <text:p>都道府県別</text:p>
          </table:table-cell>
          <table:table-cell office:value-type="string" calcext:value-type="string">
            <text:p>セレクトボックスで選択された都道府県別の利用者一覧を表示する</text:p>
          </table:table-cell>
          <table:table-cell table:number-columns-repeated="16376"/>
        </table:table-row>
        <table:table-row table:style-name="ro1">
          <table:table-cell office:value-type="float" office:value="11" calcext:value-type="float">
            <text:p>11</text:p>
          </table:table-cell>
          <table:table-cell table:style-name="ce11"/>
          <table:table-cell table:style-name="ce4" office:value-type="string" calcext:value-type="string">
            <text:p>MLS222</text:p>
          </table:table-cell>
          <table:table-cell table:style-name="ce5" office:value-type="string" calcext:value-type="string">
            <text:p>toyohashi</text:p>
          </table:table-cell>
          <table:covered-table-cell table:number-columns-repeated="2"/>
          <table:table-cell office:value-type="string" calcext:value-type="string">
            <text:p>権限別</text:p>
          </table:table-cell>
          <table:table-cell office:value-type="string" calcext:value-type="string">
            <text:p>ラジオボタンで選択された権限の利用者一覧を表示する</text:p>
          </table:table-cell>
          <table:table-cell table:number-columns-repeated="16376"/>
        </table:table-row>
        <table:table-row table:style-name="ro1">
          <table:table-cell office:value-type="float" office:value="12" calcext:value-type="float">
            <text:p>12</text:p>
          </table:table-cell>
          <table:table-cell table:style-name="ce10" office:value-type="string" calcext:value-type="string">
            <text:p>Ver.0.23</text:p>
          </table:table-cell>
          <table:table-cell table:style-name="ce4" office:value-type="string" calcext:value-type="string">
            <text:p>MLS231</text:p>
          </table:table-cell>
          <table:table-cell table:style-name="ce5" office:value-type="string" calcext:value-type="string">
            <text:p>mikawaanjo</text:p>
          </table:table-cell>
          <table:covered-table-cell/>
          <table:table-cell office:value-type="string" calcext:value-type="string" table:number-columns-spanned="1" table:number-rows-spanned="2">
            <text:p>キーワード検索</text:p>
          </table:table-cell>
          <table:table-cell office:value-type="string" calcext:value-type="string">
            <text:p>氏名検索</text:p>
          </table:table-cell>
          <table:table-cell office:value-type="string" calcext:value-type="string">
            <text:p>氏名のあいまい検索による利用者一覧を表示する</text:p>
          </table:table-cell>
          <table:table-cell table:number-columns-repeated="16376"/>
        </table:table-row>
        <table:table-row table:style-name="ro1">
          <table:table-cell office:value-type="float" office:value="13" calcext:value-type="float">
            <text:p>13</text:p>
          </table:table-cell>
          <table:table-cell table:style-name="ce11"/>
          <table:table-cell table:style-name="ce4" office:value-type="string" calcext:value-type="string">
            <text:p>MLS232</text:p>
          </table:table-cell>
          <table:table-cell table:style-name="ce5" office:value-type="string" calcext:value-type="string">
            <text:p>nagoya</text:p>
          </table:table-cell>
          <table:covered-table-cell table:number-columns-repeated="2"/>
          <table:table-cell office:value-type="string" calcext:value-type="string">
            <text:p>住所検索</text:p>
          </table:table-cell>
          <table:table-cell office:value-type="string" calcext:value-type="string">
            <text:p>住所のあいまい検索による利用者一覧を表示する</text:p>
          </table:table-cell>
          <table:table-cell table:number-columns-repeated="16376"/>
        </table:table-row>
        <table:table-row table:style-name="ro1" table:number-rows-repeated="1048561">
          <table:table-cell table:number-columns-repeated="16384"/>
        </table:table-row>
        <table:table-row table:style-name="ro2">
          <table:table-cell table:number-columns-repeated="16384"/>
        </table:table-row>
      </table:table>
      <table:table table:name="都道府県サンプルデータ" table:style-name="ta1">
        <table:table-column table:style-name="co7" table:number-columns-repeated="16384" table:default-cell-style-name="ce14"/>
        <table:table-row table:style-name="ro1">
          <table:table-cell office:value-type="string" calcext:value-type="string">
            <text:p>@table</text:p>
          </table:table-cell>
          <table:table-cell office:value-type="string" calcext:value-type="string">
            <text:p>m_prefectures</text:p>
          </table:table-cell>
          <table:table-cell office:value-type="string" calcext:value-type="string">
            <text:p>INSERT INTO @table VALUES (‘@code’, ‘@name’);</text:p>
          </table:table-cell>
          <table:table-cell table:style-name="ce16" table:formula="of:=SUBSTITUTE([.C1];[.$A$1];[.$B$1])" office:value-type="string" office:string-value="INSERT INTO m_prefectures VALUES (‘@code’, ‘@name’);" calcext:value-type="string">
            <text:p>INSERT INTO m_prefectures VALUES (‘@code’, ‘@name’);</text:p>
          </table:table-cell>
          <table:table-cell table:number-columns-repeated="4"/>
          <table:table-cell table:style-name="Default" table:number-columns-repeated="2"/>
          <table:table-cell table:number-columns-repeated="16374"/>
        </table:table-row>
        <table:table-row table:style-name="ro1">
          <table:table-cell office:value-type="string" calcext:value-type="string">
            <text:p>@code</text:p>
          </table:table-cell>
          <table:table-cell office:value-type="string" calcext:value-type="string">
            <text:p>@name</text:p>
          </table:table-cell>
          <table:table-cell/>
          <table:table-cell office:value-type="string" calcext:value-type="string">
            <text:p>SQL</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1</text:p>
          </table:table-cell>
          <table:table-cell office:value-type="string" calcext:value-type="string">
            <text:p>北海道</text:p>
          </table:table-cell>
          <table:table-cell table:formula="of:=SUBSTITUTE([.$D$1];[.$A$2];[.A3])" office:value-type="string" office:string-value="INSERT INTO m_prefectures VALUES (‘01’, ‘@name’);" calcext:value-type="string">
            <text:p>INSERT INTO m_prefectures VALUES (‘01’, ‘@name’);</text:p>
          </table:table-cell>
          <table:table-cell table:formula="of:=SUBSTITUTE([.C3];[.$B$2];[.B3])" office:value-type="string" office:string-value="INSERT INTO m_prefectures VALUES (‘01’, ‘北海道’);" calcext:value-type="string">
            <text:p>INSERT INTO m_prefectures VALUES (‘01’, ‘北海道’);</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2</text:p>
          </table:table-cell>
          <table:table-cell office:value-type="string" calcext:value-type="string">
            <text:p>青森県</text:p>
          </table:table-cell>
          <table:table-cell table:formula="of:=SUBSTITUTE([.$D$1];[.$A$2];[.A4])" office:value-type="string" office:string-value="INSERT INTO m_prefectures VALUES (‘02’, ‘@name’);" calcext:value-type="string">
            <text:p>INSERT INTO m_prefectures VALUES (‘02’, ‘@name’);</text:p>
          </table:table-cell>
          <table:table-cell table:formula="of:=SUBSTITUTE([.C4];[.$B$2];[.B4])" office:value-type="string" office:string-value="INSERT INTO m_prefectures VALUES (‘02’, ‘青森県’);" calcext:value-type="string">
            <text:p>INSERT INTO m_prefectures VALUES (‘02’, ‘青森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3</text:p>
          </table:table-cell>
          <table:table-cell office:value-type="string" calcext:value-type="string">
            <text:p>岩手県</text:p>
          </table:table-cell>
          <table:table-cell table:formula="of:=SUBSTITUTE([.$D$1];[.$A$2];[.A5])" office:value-type="string" office:string-value="INSERT INTO m_prefectures VALUES (‘03’, ‘@name’);" calcext:value-type="string">
            <text:p>INSERT INTO m_prefectures VALUES (‘03’, ‘@name’);</text:p>
          </table:table-cell>
          <table:table-cell table:formula="of:=SUBSTITUTE([.C5];[.$B$2];[.B5])" office:value-type="string" office:string-value="INSERT INTO m_prefectures VALUES (‘03’, ‘岩手県’);" calcext:value-type="string">
            <text:p>INSERT INTO m_prefectures VALUES (‘03’, ‘岩手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4</text:p>
          </table:table-cell>
          <table:table-cell office:value-type="string" calcext:value-type="string">
            <text:p>宮城県</text:p>
          </table:table-cell>
          <table:table-cell table:formula="of:=SUBSTITUTE([.$D$1];[.$A$2];[.A6])" office:value-type="string" office:string-value="INSERT INTO m_prefectures VALUES (‘04’, ‘@name’);" calcext:value-type="string">
            <text:p>INSERT INTO m_prefectures VALUES (‘04’, ‘@name’);</text:p>
          </table:table-cell>
          <table:table-cell table:formula="of:=SUBSTITUTE([.C6];[.$B$2];[.B6])" office:value-type="string" office:string-value="INSERT INTO m_prefectures VALUES (‘04’, ‘宮城県’);" calcext:value-type="string">
            <text:p>INSERT INTO m_prefectures VALUES (‘04’, ‘宮城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5</text:p>
          </table:table-cell>
          <table:table-cell office:value-type="string" calcext:value-type="string">
            <text:p>秋田県</text:p>
          </table:table-cell>
          <table:table-cell table:formula="of:=SUBSTITUTE([.$D$1];[.$A$2];[.A7])" office:value-type="string" office:string-value="INSERT INTO m_prefectures VALUES (‘05’, ‘@name’);" calcext:value-type="string">
            <text:p>INSERT INTO m_prefectures VALUES (‘05’, ‘@name’);</text:p>
          </table:table-cell>
          <table:table-cell table:formula="of:=SUBSTITUTE([.C7];[.$B$2];[.B7])" office:value-type="string" office:string-value="INSERT INTO m_prefectures VALUES (‘05’, ‘秋田県’);" calcext:value-type="string">
            <text:p>INSERT INTO m_prefectures VALUES (‘05’, ‘秋田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6</text:p>
          </table:table-cell>
          <table:table-cell office:value-type="string" calcext:value-type="string">
            <text:p>山形県</text:p>
          </table:table-cell>
          <table:table-cell table:formula="of:=SUBSTITUTE([.$D$1];[.$A$2];[.A8])" office:value-type="string" office:string-value="INSERT INTO m_prefectures VALUES (‘06’, ‘@name’);" calcext:value-type="string">
            <text:p>INSERT INTO m_prefectures VALUES (‘06’, ‘@name’);</text:p>
          </table:table-cell>
          <table:table-cell table:formula="of:=SUBSTITUTE([.C8];[.$B$2];[.B8])" office:value-type="string" office:string-value="INSERT INTO m_prefectures VALUES (‘06’, ‘山形県’);" calcext:value-type="string">
            <text:p>INSERT INTO m_prefectures VALUES (‘06’, ‘山形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7</text:p>
          </table:table-cell>
          <table:table-cell office:value-type="string" calcext:value-type="string">
            <text:p>福島県</text:p>
          </table:table-cell>
          <table:table-cell table:formula="of:=SUBSTITUTE([.$D$1];[.$A$2];[.A9])" office:value-type="string" office:string-value="INSERT INTO m_prefectures VALUES (‘07’, ‘@name’);" calcext:value-type="string">
            <text:p>INSERT INTO m_prefectures VALUES (‘07’, ‘@name’);</text:p>
          </table:table-cell>
          <table:table-cell table:formula="of:=SUBSTITUTE([.C9];[.$B$2];[.B9])" office:value-type="string" office:string-value="INSERT INTO m_prefectures VALUES (‘07’, ‘福島県’);" calcext:value-type="string">
            <text:p>INSERT INTO m_prefectures VALUES (‘07’, ‘福島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8</text:p>
          </table:table-cell>
          <table:table-cell office:value-type="string" calcext:value-type="string">
            <text:p>茨城県</text:p>
          </table:table-cell>
          <table:table-cell table:formula="of:=SUBSTITUTE([.$D$1];[.$A$2];[.A10])" office:value-type="string" office:string-value="INSERT INTO m_prefectures VALUES (‘08’, ‘@name’);" calcext:value-type="string">
            <text:p>INSERT INTO m_prefectures VALUES (‘08’, ‘@name’);</text:p>
          </table:table-cell>
          <table:table-cell table:formula="of:=SUBSTITUTE([.C10];[.$B$2];[.B10])" office:value-type="string" office:string-value="INSERT INTO m_prefectures VALUES (‘08’, ‘茨城県’);" calcext:value-type="string">
            <text:p>INSERT INTO m_prefectures VALUES (‘08’, ‘茨城県’);</text:p>
          </table:table-cell>
          <table:table-cell table:number-columns-repeated="4"/>
          <table:table-cell table:style-name="Default" table:number-columns-repeated="2"/>
          <table:table-cell table:number-columns-repeated="16374"/>
        </table:table-row>
        <table:table-row table:style-name="ro1">
          <table:table-cell table:style-name="ce15" office:value-type="string" calcext:value-type="string">
            <text:p>09</text:p>
          </table:table-cell>
          <table:table-cell office:value-type="string" calcext:value-type="string">
            <text:p>栃木県</text:p>
          </table:table-cell>
          <table:table-cell table:formula="of:=SUBSTITUTE([.$D$1];[.$A$2];[.A11])" office:value-type="string" office:string-value="INSERT INTO m_prefectures VALUES (‘09’, ‘@name’);" calcext:value-type="string">
            <text:p>INSERT INTO m_prefectures VALUES (‘09’, ‘@name’);</text:p>
          </table:table-cell>
          <table:table-cell table:formula="of:=SUBSTITUTE([.C11];[.$B$2];[.B11])" office:value-type="string" office:string-value="INSERT INTO m_prefectures VALUES (‘09’, ‘栃木県’);" calcext:value-type="string">
            <text:p>INSERT INTO m_prefectures VALUES (‘09’, ‘栃木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0" calcext:value-type="float">
            <text:p>10</text:p>
          </table:table-cell>
          <table:table-cell office:value-type="string" calcext:value-type="string">
            <text:p>群馬県</text:p>
          </table:table-cell>
          <table:table-cell table:formula="of:=SUBSTITUTE([.$D$1];[.$A$2];[.A12])" office:value-type="string" office:string-value="INSERT INTO m_prefectures VALUES (‘10’, ‘@name’);" calcext:value-type="string">
            <text:p>INSERT INTO m_prefectures VALUES (‘10’, ‘@name’);</text:p>
          </table:table-cell>
          <table:table-cell table:formula="of:=SUBSTITUTE([.C12];[.$B$2];[.B12])" office:value-type="string" office:string-value="INSERT INTO m_prefectures VALUES (‘10’, ‘群馬県’);" calcext:value-type="string">
            <text:p>INSERT INTO m_prefectures VALUES (‘10’, ‘群馬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1" calcext:value-type="float">
            <text:p>11</text:p>
          </table:table-cell>
          <table:table-cell office:value-type="string" calcext:value-type="string">
            <text:p>埼玉県</text:p>
          </table:table-cell>
          <table:table-cell table:formula="of:=SUBSTITUTE([.$D$1];[.$A$2];[.A13])" office:value-type="string" office:string-value="INSERT INTO m_prefectures VALUES (‘11’, ‘@name’);" calcext:value-type="string">
            <text:p>INSERT INTO m_prefectures VALUES (‘11’, ‘@name’);</text:p>
          </table:table-cell>
          <table:table-cell table:formula="of:=SUBSTITUTE([.C13];[.$B$2];[.B13])" office:value-type="string" office:string-value="INSERT INTO m_prefectures VALUES (‘11’, ‘埼玉県’);" calcext:value-type="string">
            <text:p>INSERT INTO m_prefectures VALUES (‘11’, ‘埼玉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2" calcext:value-type="float">
            <text:p>12</text:p>
          </table:table-cell>
          <table:table-cell office:value-type="string" calcext:value-type="string">
            <text:p>千葉県</text:p>
          </table:table-cell>
          <table:table-cell table:formula="of:=SUBSTITUTE([.$D$1];[.$A$2];[.A14])" office:value-type="string" office:string-value="INSERT INTO m_prefectures VALUES (‘12’, ‘@name’);" calcext:value-type="string">
            <text:p>INSERT INTO m_prefectures VALUES (‘12’, ‘@name’);</text:p>
          </table:table-cell>
          <table:table-cell table:formula="of:=SUBSTITUTE([.C14];[.$B$2];[.B14])" office:value-type="string" office:string-value="INSERT INTO m_prefectures VALUES (‘12’, ‘千葉県’);" calcext:value-type="string">
            <text:p>INSERT INTO m_prefectures VALUES (‘12’, ‘千葉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3" calcext:value-type="float">
            <text:p>13</text:p>
          </table:table-cell>
          <table:table-cell office:value-type="string" calcext:value-type="string">
            <text:p>東京都</text:p>
          </table:table-cell>
          <table:table-cell table:formula="of:=SUBSTITUTE([.$D$1];[.$A$2];[.A15])" office:value-type="string" office:string-value="INSERT INTO m_prefectures VALUES (‘13’, ‘@name’);" calcext:value-type="string">
            <text:p>INSERT INTO m_prefectures VALUES (‘13’, ‘@name’);</text:p>
          </table:table-cell>
          <table:table-cell table:formula="of:=SUBSTITUTE([.C15];[.$B$2];[.B15])" office:value-type="string" office:string-value="INSERT INTO m_prefectures VALUES (‘13’, ‘東京都’);" calcext:value-type="string">
            <text:p>INSERT INTO m_prefectures VALUES (‘13’, ‘東京都’);</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4" calcext:value-type="float">
            <text:p>14</text:p>
          </table:table-cell>
          <table:table-cell office:value-type="string" calcext:value-type="string">
            <text:p>神奈川県</text:p>
          </table:table-cell>
          <table:table-cell table:formula="of:=SUBSTITUTE([.$D$1];[.$A$2];[.A16])" office:value-type="string" office:string-value="INSERT INTO m_prefectures VALUES (‘14’, ‘@name’);" calcext:value-type="string">
            <text:p>INSERT INTO m_prefectures VALUES (‘14’, ‘@name’);</text:p>
          </table:table-cell>
          <table:table-cell table:formula="of:=SUBSTITUTE([.C16];[.$B$2];[.B16])" office:value-type="string" office:string-value="INSERT INTO m_prefectures VALUES (‘14’, ‘神奈川県’);" calcext:value-type="string">
            <text:p>INSERT INTO m_prefectures VALUES (‘14’, ‘神奈川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5" calcext:value-type="float">
            <text:p>15</text:p>
          </table:table-cell>
          <table:table-cell office:value-type="string" calcext:value-type="string">
            <text:p>新潟県</text:p>
          </table:table-cell>
          <table:table-cell table:formula="of:=SUBSTITUTE([.$D$1];[.$A$2];[.A17])" office:value-type="string" office:string-value="INSERT INTO m_prefectures VALUES (‘15’, ‘@name’);" calcext:value-type="string">
            <text:p>INSERT INTO m_prefectures VALUES (‘15’, ‘@name’);</text:p>
          </table:table-cell>
          <table:table-cell table:formula="of:=SUBSTITUTE([.C17];[.$B$2];[.B17])" office:value-type="string" office:string-value="INSERT INTO m_prefectures VALUES (‘15’, ‘新潟県’);" calcext:value-type="string">
            <text:p>INSERT INTO m_prefectures VALUES (‘15’, ‘新潟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6" calcext:value-type="float">
            <text:p>16</text:p>
          </table:table-cell>
          <table:table-cell office:value-type="string" calcext:value-type="string">
            <text:p>富山県</text:p>
          </table:table-cell>
          <table:table-cell table:formula="of:=SUBSTITUTE([.$D$1];[.$A$2];[.A18])" office:value-type="string" office:string-value="INSERT INTO m_prefectures VALUES (‘16’, ‘@name’);" calcext:value-type="string">
            <text:p>INSERT INTO m_prefectures VALUES (‘16’, ‘@name’);</text:p>
          </table:table-cell>
          <table:table-cell table:formula="of:=SUBSTITUTE([.C18];[.$B$2];[.B18])" office:value-type="string" office:string-value="INSERT INTO m_prefectures VALUES (‘16’, ‘富山県’);" calcext:value-type="string">
            <text:p>INSERT INTO m_prefectures VALUES (‘16’, ‘富山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7" calcext:value-type="float">
            <text:p>17</text:p>
          </table:table-cell>
          <table:table-cell office:value-type="string" calcext:value-type="string">
            <text:p>石川県</text:p>
          </table:table-cell>
          <table:table-cell table:formula="of:=SUBSTITUTE([.$D$1];[.$A$2];[.A19])" office:value-type="string" office:string-value="INSERT INTO m_prefectures VALUES (‘17’, ‘@name’);" calcext:value-type="string">
            <text:p>INSERT INTO m_prefectures VALUES (‘17’, ‘@name’);</text:p>
          </table:table-cell>
          <table:table-cell table:formula="of:=SUBSTITUTE([.C19];[.$B$2];[.B19])" office:value-type="string" office:string-value="INSERT INTO m_prefectures VALUES (‘17’, ‘石川県’);" calcext:value-type="string">
            <text:p>INSERT INTO m_prefectures VALUES (‘17’, ‘石川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8" calcext:value-type="float">
            <text:p>18</text:p>
          </table:table-cell>
          <table:table-cell office:value-type="string" calcext:value-type="string">
            <text:p>福井県</text:p>
          </table:table-cell>
          <table:table-cell table:formula="of:=SUBSTITUTE([.$D$1];[.$A$2];[.A20])" office:value-type="string" office:string-value="INSERT INTO m_prefectures VALUES (‘18’, ‘@name’);" calcext:value-type="string">
            <text:p>INSERT INTO m_prefectures VALUES (‘18’, ‘@name’);</text:p>
          </table:table-cell>
          <table:table-cell table:formula="of:=SUBSTITUTE([.C20];[.$B$2];[.B20])" office:value-type="string" office:string-value="INSERT INTO m_prefectures VALUES (‘18’, ‘福井県’);" calcext:value-type="string">
            <text:p>INSERT INTO m_prefectures VALUES (‘18’, ‘福井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19" calcext:value-type="float">
            <text:p>19</text:p>
          </table:table-cell>
          <table:table-cell office:value-type="string" calcext:value-type="string">
            <text:p>山梨県</text:p>
          </table:table-cell>
          <table:table-cell table:formula="of:=SUBSTITUTE([.$D$1];[.$A$2];[.A21])" office:value-type="string" office:string-value="INSERT INTO m_prefectures VALUES (‘19’, ‘@name’);" calcext:value-type="string">
            <text:p>INSERT INTO m_prefectures VALUES (‘19’, ‘@name’);</text:p>
          </table:table-cell>
          <table:table-cell table:formula="of:=SUBSTITUTE([.C21];[.$B$2];[.B21])" office:value-type="string" office:string-value="INSERT INTO m_prefectures VALUES (‘19’, ‘山梨県’);" calcext:value-type="string">
            <text:p>INSERT INTO m_prefectures VALUES (‘19’, ‘山梨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0" calcext:value-type="float">
            <text:p>20</text:p>
          </table:table-cell>
          <table:table-cell office:value-type="string" calcext:value-type="string">
            <text:p>長野県</text:p>
          </table:table-cell>
          <table:table-cell table:formula="of:=SUBSTITUTE([.$D$1];[.$A$2];[.A22])" office:value-type="string" office:string-value="INSERT INTO m_prefectures VALUES (‘20’, ‘@name’);" calcext:value-type="string">
            <text:p>INSERT INTO m_prefectures VALUES (‘20’, ‘@name’);</text:p>
          </table:table-cell>
          <table:table-cell table:formula="of:=SUBSTITUTE([.C22];[.$B$2];[.B22])" office:value-type="string" office:string-value="INSERT INTO m_prefectures VALUES (‘20’, ‘長野県’);" calcext:value-type="string">
            <text:p>INSERT INTO m_prefectures VALUES (‘20’, ‘長野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1" calcext:value-type="float">
            <text:p>21</text:p>
          </table:table-cell>
          <table:table-cell office:value-type="string" calcext:value-type="string">
            <text:p>岐阜県</text:p>
          </table:table-cell>
          <table:table-cell table:formula="of:=SUBSTITUTE([.$D$1];[.$A$2];[.A23])" office:value-type="string" office:string-value="INSERT INTO m_prefectures VALUES (‘21’, ‘@name’);" calcext:value-type="string">
            <text:p>INSERT INTO m_prefectures VALUES (‘21’, ‘@name’);</text:p>
          </table:table-cell>
          <table:table-cell table:formula="of:=SUBSTITUTE([.C23];[.$B$2];[.B23])" office:value-type="string" office:string-value="INSERT INTO m_prefectures VALUES (‘21’, ‘岐阜県’);" calcext:value-type="string">
            <text:p>INSERT INTO m_prefectures VALUES (‘21’, ‘岐阜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2" calcext:value-type="float">
            <text:p>22</text:p>
          </table:table-cell>
          <table:table-cell office:value-type="string" calcext:value-type="string">
            <text:p>静岡県</text:p>
          </table:table-cell>
          <table:table-cell table:formula="of:=SUBSTITUTE([.$D$1];[.$A$2];[.A24])" office:value-type="string" office:string-value="INSERT INTO m_prefectures VALUES (‘22’, ‘@name’);" calcext:value-type="string">
            <text:p>INSERT INTO m_prefectures VALUES (‘22’, ‘@name’);</text:p>
          </table:table-cell>
          <table:table-cell table:formula="of:=SUBSTITUTE([.C24];[.$B$2];[.B24])" office:value-type="string" office:string-value="INSERT INTO m_prefectures VALUES (‘22’, ‘静岡県’);" calcext:value-type="string">
            <text:p>INSERT INTO m_prefectures VALUES (‘22’, ‘静岡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3" calcext:value-type="float">
            <text:p>23</text:p>
          </table:table-cell>
          <table:table-cell office:value-type="string" calcext:value-type="string">
            <text:p>愛知県</text:p>
          </table:table-cell>
          <table:table-cell table:formula="of:=SUBSTITUTE([.$D$1];[.$A$2];[.A25])" office:value-type="string" office:string-value="INSERT INTO m_prefectures VALUES (‘23’, ‘@name’);" calcext:value-type="string">
            <text:p>INSERT INTO m_prefectures VALUES (‘23’, ‘@name’);</text:p>
          </table:table-cell>
          <table:table-cell table:formula="of:=SUBSTITUTE([.C25];[.$B$2];[.B25])" office:value-type="string" office:string-value="INSERT INTO m_prefectures VALUES (‘23’, ‘愛知県’);" calcext:value-type="string">
            <text:p>INSERT INTO m_prefectures VALUES (‘23’, ‘愛知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4" calcext:value-type="float">
            <text:p>24</text:p>
          </table:table-cell>
          <table:table-cell office:value-type="string" calcext:value-type="string">
            <text:p>三重県</text:p>
          </table:table-cell>
          <table:table-cell table:formula="of:=SUBSTITUTE([.$D$1];[.$A$2];[.A26])" office:value-type="string" office:string-value="INSERT INTO m_prefectures VALUES (‘24’, ‘@name’);" calcext:value-type="string">
            <text:p>INSERT INTO m_prefectures VALUES (‘24’, ‘@name’);</text:p>
          </table:table-cell>
          <table:table-cell table:formula="of:=SUBSTITUTE([.C26];[.$B$2];[.B26])" office:value-type="string" office:string-value="INSERT INTO m_prefectures VALUES (‘24’, ‘三重県’);" calcext:value-type="string">
            <text:p>INSERT INTO m_prefectures VALUES (‘24’, ‘三重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5" calcext:value-type="float">
            <text:p>25</text:p>
          </table:table-cell>
          <table:table-cell office:value-type="string" calcext:value-type="string">
            <text:p>滋賀県</text:p>
          </table:table-cell>
          <table:table-cell table:formula="of:=SUBSTITUTE([.$D$1];[.$A$2];[.A27])" office:value-type="string" office:string-value="INSERT INTO m_prefectures VALUES (‘25’, ‘@name’);" calcext:value-type="string">
            <text:p>INSERT INTO m_prefectures VALUES (‘25’, ‘@name’);</text:p>
          </table:table-cell>
          <table:table-cell table:formula="of:=SUBSTITUTE([.C27];[.$B$2];[.B27])" office:value-type="string" office:string-value="INSERT INTO m_prefectures VALUES (‘25’, ‘滋賀県’);" calcext:value-type="string">
            <text:p>INSERT INTO m_prefectures VALUES (‘25’, ‘滋賀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6" calcext:value-type="float">
            <text:p>26</text:p>
          </table:table-cell>
          <table:table-cell office:value-type="string" calcext:value-type="string">
            <text:p>京都府</text:p>
          </table:table-cell>
          <table:table-cell table:formula="of:=SUBSTITUTE([.$D$1];[.$A$2];[.A28])" office:value-type="string" office:string-value="INSERT INTO m_prefectures VALUES (‘26’, ‘@name’);" calcext:value-type="string">
            <text:p>INSERT INTO m_prefectures VALUES (‘26’, ‘@name’);</text:p>
          </table:table-cell>
          <table:table-cell table:formula="of:=SUBSTITUTE([.C28];[.$B$2];[.B28])" office:value-type="string" office:string-value="INSERT INTO m_prefectures VALUES (‘26’, ‘京都府’);" calcext:value-type="string">
            <text:p>INSERT INTO m_prefectures VALUES (‘26’, ‘京都府’);</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7" calcext:value-type="float">
            <text:p>27</text:p>
          </table:table-cell>
          <table:table-cell office:value-type="string" calcext:value-type="string">
            <text:p>大阪府</text:p>
          </table:table-cell>
          <table:table-cell table:formula="of:=SUBSTITUTE([.$D$1];[.$A$2];[.A29])" office:value-type="string" office:string-value="INSERT INTO m_prefectures VALUES (‘27’, ‘@name’);" calcext:value-type="string">
            <text:p>INSERT INTO m_prefectures VALUES (‘27’, ‘@name’);</text:p>
          </table:table-cell>
          <table:table-cell table:formula="of:=SUBSTITUTE([.C29];[.$B$2];[.B29])" office:value-type="string" office:string-value="INSERT INTO m_prefectures VALUES (‘27’, ‘大阪府’);" calcext:value-type="string">
            <text:p>INSERT INTO m_prefectures VALUES (‘27’, ‘大阪府’);</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8" calcext:value-type="float">
            <text:p>28</text:p>
          </table:table-cell>
          <table:table-cell office:value-type="string" calcext:value-type="string">
            <text:p>兵庫県</text:p>
          </table:table-cell>
          <table:table-cell table:formula="of:=SUBSTITUTE([.$D$1];[.$A$2];[.A30])" office:value-type="string" office:string-value="INSERT INTO m_prefectures VALUES (‘28’, ‘@name’);" calcext:value-type="string">
            <text:p>INSERT INTO m_prefectures VALUES (‘28’, ‘@name’);</text:p>
          </table:table-cell>
          <table:table-cell table:formula="of:=SUBSTITUTE([.C30];[.$B$2];[.B30])" office:value-type="string" office:string-value="INSERT INTO m_prefectures VALUES (‘28’, ‘兵庫県’);" calcext:value-type="string">
            <text:p>INSERT INTO m_prefectures VALUES (‘28’, ‘兵庫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29" calcext:value-type="float">
            <text:p>29</text:p>
          </table:table-cell>
          <table:table-cell office:value-type="string" calcext:value-type="string">
            <text:p>奈良県</text:p>
          </table:table-cell>
          <table:table-cell table:formula="of:=SUBSTITUTE([.$D$1];[.$A$2];[.A31])" office:value-type="string" office:string-value="INSERT INTO m_prefectures VALUES (‘29’, ‘@name’);" calcext:value-type="string">
            <text:p>INSERT INTO m_prefectures VALUES (‘29’, ‘@name’);</text:p>
          </table:table-cell>
          <table:table-cell table:formula="of:=SUBSTITUTE([.C31];[.$B$2];[.B31])" office:value-type="string" office:string-value="INSERT INTO m_prefectures VALUES (‘29’, ‘奈良県’);" calcext:value-type="string">
            <text:p>INSERT INTO m_prefectures VALUES (‘29’, ‘奈良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0" calcext:value-type="float">
            <text:p>30</text:p>
          </table:table-cell>
          <table:table-cell office:value-type="string" calcext:value-type="string">
            <text:p>和歌山県</text:p>
          </table:table-cell>
          <table:table-cell table:formula="of:=SUBSTITUTE([.$D$1];[.$A$2];[.A32])" office:value-type="string" office:string-value="INSERT INTO m_prefectures VALUES (‘30’, ‘@name’);" calcext:value-type="string">
            <text:p>INSERT INTO m_prefectures VALUES (‘30’, ‘@name’);</text:p>
          </table:table-cell>
          <table:table-cell table:formula="of:=SUBSTITUTE([.C32];[.$B$2];[.B32])" office:value-type="string" office:string-value="INSERT INTO m_prefectures VALUES (‘30’, ‘和歌山県’);" calcext:value-type="string">
            <text:p>INSERT INTO m_prefectures VALUES (‘30’, ‘和歌山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1" calcext:value-type="float">
            <text:p>31</text:p>
          </table:table-cell>
          <table:table-cell office:value-type="string" calcext:value-type="string">
            <text:p>鳥取県</text:p>
          </table:table-cell>
          <table:table-cell table:formula="of:=SUBSTITUTE([.$D$1];[.$A$2];[.A33])" office:value-type="string" office:string-value="INSERT INTO m_prefectures VALUES (‘31’, ‘@name’);" calcext:value-type="string">
            <text:p>INSERT INTO m_prefectures VALUES (‘31’, ‘@name’);</text:p>
          </table:table-cell>
          <table:table-cell table:formula="of:=SUBSTITUTE([.C33];[.$B$2];[.B33])" office:value-type="string" office:string-value="INSERT INTO m_prefectures VALUES (‘31’, ‘鳥取県’);" calcext:value-type="string">
            <text:p>INSERT INTO m_prefectures VALUES (‘31’, ‘鳥取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2" calcext:value-type="float">
            <text:p>32</text:p>
          </table:table-cell>
          <table:table-cell office:value-type="string" calcext:value-type="string">
            <text:p>島根県</text:p>
          </table:table-cell>
          <table:table-cell table:formula="of:=SUBSTITUTE([.$D$1];[.$A$2];[.A34])" office:value-type="string" office:string-value="INSERT INTO m_prefectures VALUES (‘32’, ‘@name’);" calcext:value-type="string">
            <text:p>INSERT INTO m_prefectures VALUES (‘32’, ‘@name’);</text:p>
          </table:table-cell>
          <table:table-cell table:formula="of:=SUBSTITUTE([.C34];[.$B$2];[.B34])" office:value-type="string" office:string-value="INSERT INTO m_prefectures VALUES (‘32’, ‘島根県’);" calcext:value-type="string">
            <text:p>INSERT INTO m_prefectures VALUES (‘32’, ‘島根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3" calcext:value-type="float">
            <text:p>33</text:p>
          </table:table-cell>
          <table:table-cell office:value-type="string" calcext:value-type="string">
            <text:p>岡山県</text:p>
          </table:table-cell>
          <table:table-cell table:formula="of:=SUBSTITUTE([.$D$1];[.$A$2];[.A35])" office:value-type="string" office:string-value="INSERT INTO m_prefectures VALUES (‘33’, ‘@name’);" calcext:value-type="string">
            <text:p>INSERT INTO m_prefectures VALUES (‘33’, ‘@name’);</text:p>
          </table:table-cell>
          <table:table-cell table:formula="of:=SUBSTITUTE([.C35];[.$B$2];[.B35])" office:value-type="string" office:string-value="INSERT INTO m_prefectures VALUES (‘33’, ‘岡山県’);" calcext:value-type="string">
            <text:p>INSERT INTO m_prefectures VALUES (‘33’, ‘岡山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4" calcext:value-type="float">
            <text:p>34</text:p>
          </table:table-cell>
          <table:table-cell office:value-type="string" calcext:value-type="string">
            <text:p>広島県</text:p>
          </table:table-cell>
          <table:table-cell table:formula="of:=SUBSTITUTE([.$D$1];[.$A$2];[.A36])" office:value-type="string" office:string-value="INSERT INTO m_prefectures VALUES (‘34’, ‘@name’);" calcext:value-type="string">
            <text:p>INSERT INTO m_prefectures VALUES (‘34’, ‘@name’);</text:p>
          </table:table-cell>
          <table:table-cell table:formula="of:=SUBSTITUTE([.C36];[.$B$2];[.B36])" office:value-type="string" office:string-value="INSERT INTO m_prefectures VALUES (‘34’, ‘広島県’);" calcext:value-type="string">
            <text:p>INSERT INTO m_prefectures VALUES (‘34’, ‘広島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5" calcext:value-type="float">
            <text:p>35</text:p>
          </table:table-cell>
          <table:table-cell office:value-type="string" calcext:value-type="string">
            <text:p>山口県</text:p>
          </table:table-cell>
          <table:table-cell table:formula="of:=SUBSTITUTE([.$D$1];[.$A$2];[.A37])" office:value-type="string" office:string-value="INSERT INTO m_prefectures VALUES (‘35’, ‘@name’);" calcext:value-type="string">
            <text:p>INSERT INTO m_prefectures VALUES (‘35’, ‘@name’);</text:p>
          </table:table-cell>
          <table:table-cell table:formula="of:=SUBSTITUTE([.C37];[.$B$2];[.B37])" office:value-type="string" office:string-value="INSERT INTO m_prefectures VALUES (‘35’, ‘山口県’);" calcext:value-type="string">
            <text:p>INSERT INTO m_prefectures VALUES (‘35’, ‘山口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6" calcext:value-type="float">
            <text:p>36</text:p>
          </table:table-cell>
          <table:table-cell office:value-type="string" calcext:value-type="string">
            <text:p>徳島県</text:p>
          </table:table-cell>
          <table:table-cell table:formula="of:=SUBSTITUTE([.$D$1];[.$A$2];[.A38])" office:value-type="string" office:string-value="INSERT INTO m_prefectures VALUES (‘36’, ‘@name’);" calcext:value-type="string">
            <text:p>INSERT INTO m_prefectures VALUES (‘36’, ‘@name’);</text:p>
          </table:table-cell>
          <table:table-cell table:formula="of:=SUBSTITUTE([.C38];[.$B$2];[.B38])" office:value-type="string" office:string-value="INSERT INTO m_prefectures VALUES (‘36’, ‘徳島県’);" calcext:value-type="string">
            <text:p>INSERT INTO m_prefectures VALUES (‘36’, ‘徳島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7" calcext:value-type="float">
            <text:p>37</text:p>
          </table:table-cell>
          <table:table-cell office:value-type="string" calcext:value-type="string">
            <text:p>香川県</text:p>
          </table:table-cell>
          <table:table-cell table:formula="of:=SUBSTITUTE([.$D$1];[.$A$2];[.A39])" office:value-type="string" office:string-value="INSERT INTO m_prefectures VALUES (‘37’, ‘@name’);" calcext:value-type="string">
            <text:p>INSERT INTO m_prefectures VALUES (‘37’, ‘@name’);</text:p>
          </table:table-cell>
          <table:table-cell table:formula="of:=SUBSTITUTE([.C39];[.$B$2];[.B39])" office:value-type="string" office:string-value="INSERT INTO m_prefectures VALUES (‘37’, ‘香川県’);" calcext:value-type="string">
            <text:p>INSERT INTO m_prefectures VALUES (‘37’, ‘香川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8" calcext:value-type="float">
            <text:p>38</text:p>
          </table:table-cell>
          <table:table-cell office:value-type="string" calcext:value-type="string">
            <text:p>愛媛県</text:p>
          </table:table-cell>
          <table:table-cell table:formula="of:=SUBSTITUTE([.$D$1];[.$A$2];[.A40])" office:value-type="string" office:string-value="INSERT INTO m_prefectures VALUES (‘38’, ‘@name’);" calcext:value-type="string">
            <text:p>INSERT INTO m_prefectures VALUES (‘38’, ‘@name’);</text:p>
          </table:table-cell>
          <table:table-cell table:formula="of:=SUBSTITUTE([.C40];[.$B$2];[.B40])" office:value-type="string" office:string-value="INSERT INTO m_prefectures VALUES (‘38’, ‘愛媛県’);" calcext:value-type="string">
            <text:p>INSERT INTO m_prefectures VALUES (‘38’, ‘愛媛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39" calcext:value-type="float">
            <text:p>39</text:p>
          </table:table-cell>
          <table:table-cell office:value-type="string" calcext:value-type="string">
            <text:p>高知県</text:p>
          </table:table-cell>
          <table:table-cell table:formula="of:=SUBSTITUTE([.$D$1];[.$A$2];[.A41])" office:value-type="string" office:string-value="INSERT INTO m_prefectures VALUES (‘39’, ‘@name’);" calcext:value-type="string">
            <text:p>INSERT INTO m_prefectures VALUES (‘39’, ‘@name’);</text:p>
          </table:table-cell>
          <table:table-cell table:formula="of:=SUBSTITUTE([.C41];[.$B$2];[.B41])" office:value-type="string" office:string-value="INSERT INTO m_prefectures VALUES (‘39’, ‘高知県’);" calcext:value-type="string">
            <text:p>INSERT INTO m_prefectures VALUES (‘39’, ‘高知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0" calcext:value-type="float">
            <text:p>40</text:p>
          </table:table-cell>
          <table:table-cell office:value-type="string" calcext:value-type="string">
            <text:p>福岡県</text:p>
          </table:table-cell>
          <table:table-cell table:formula="of:=SUBSTITUTE([.$D$1];[.$A$2];[.A42])" office:value-type="string" office:string-value="INSERT INTO m_prefectures VALUES (‘40’, ‘@name’);" calcext:value-type="string">
            <text:p>INSERT INTO m_prefectures VALUES (‘40’, ‘@name’);</text:p>
          </table:table-cell>
          <table:table-cell table:formula="of:=SUBSTITUTE([.C42];[.$B$2];[.B42])" office:value-type="string" office:string-value="INSERT INTO m_prefectures VALUES (‘40’, ‘福岡県’);" calcext:value-type="string">
            <text:p>INSERT INTO m_prefectures VALUES (‘40’, ‘福岡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1" calcext:value-type="float">
            <text:p>41</text:p>
          </table:table-cell>
          <table:table-cell office:value-type="string" calcext:value-type="string">
            <text:p>佐賀県</text:p>
          </table:table-cell>
          <table:table-cell table:formula="of:=SUBSTITUTE([.$D$1];[.$A$2];[.A43])" office:value-type="string" office:string-value="INSERT INTO m_prefectures VALUES (‘41’, ‘@name’);" calcext:value-type="string">
            <text:p>INSERT INTO m_prefectures VALUES (‘41’, ‘@name’);</text:p>
          </table:table-cell>
          <table:table-cell table:formula="of:=SUBSTITUTE([.C43];[.$B$2];[.B43])" office:value-type="string" office:string-value="INSERT INTO m_prefectures VALUES (‘41’, ‘佐賀県’);" calcext:value-type="string">
            <text:p>INSERT INTO m_prefectures VALUES (‘41’, ‘佐賀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2" calcext:value-type="float">
            <text:p>42</text:p>
          </table:table-cell>
          <table:table-cell office:value-type="string" calcext:value-type="string">
            <text:p>長崎県</text:p>
          </table:table-cell>
          <table:table-cell table:formula="of:=SUBSTITUTE([.$D$1];[.$A$2];[.A44])" office:value-type="string" office:string-value="INSERT INTO m_prefectures VALUES (‘42’, ‘@name’);" calcext:value-type="string">
            <text:p>INSERT INTO m_prefectures VALUES (‘42’, ‘@name’);</text:p>
          </table:table-cell>
          <table:table-cell table:formula="of:=SUBSTITUTE([.C44];[.$B$2];[.B44])" office:value-type="string" office:string-value="INSERT INTO m_prefectures VALUES (‘42’, ‘長崎県’);" calcext:value-type="string">
            <text:p>INSERT INTO m_prefectures VALUES (‘42’, ‘長崎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3" calcext:value-type="float">
            <text:p>43</text:p>
          </table:table-cell>
          <table:table-cell office:value-type="string" calcext:value-type="string">
            <text:p>熊本県</text:p>
          </table:table-cell>
          <table:table-cell table:formula="of:=SUBSTITUTE([.$D$1];[.$A$2];[.A45])" office:value-type="string" office:string-value="INSERT INTO m_prefectures VALUES (‘43’, ‘@name’);" calcext:value-type="string">
            <text:p>INSERT INTO m_prefectures VALUES (‘43’, ‘@name’);</text:p>
          </table:table-cell>
          <table:table-cell table:formula="of:=SUBSTITUTE([.C45];[.$B$2];[.B45])" office:value-type="string" office:string-value="INSERT INTO m_prefectures VALUES (‘43’, ‘熊本県’);" calcext:value-type="string">
            <text:p>INSERT INTO m_prefectures VALUES (‘43’, ‘熊本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4" calcext:value-type="float">
            <text:p>44</text:p>
          </table:table-cell>
          <table:table-cell office:value-type="string" calcext:value-type="string">
            <text:p>大分県</text:p>
          </table:table-cell>
          <table:table-cell table:formula="of:=SUBSTITUTE([.$D$1];[.$A$2];[.A46])" office:value-type="string" office:string-value="INSERT INTO m_prefectures VALUES (‘44’, ‘@name’);" calcext:value-type="string">
            <text:p>INSERT INTO m_prefectures VALUES (‘44’, ‘@name’);</text:p>
          </table:table-cell>
          <table:table-cell table:formula="of:=SUBSTITUTE([.C46];[.$B$2];[.B46])" office:value-type="string" office:string-value="INSERT INTO m_prefectures VALUES (‘44’, ‘大分県’);" calcext:value-type="string">
            <text:p>INSERT INTO m_prefectures VALUES (‘44’, ‘大分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5" calcext:value-type="float">
            <text:p>45</text:p>
          </table:table-cell>
          <table:table-cell office:value-type="string" calcext:value-type="string">
            <text:p>宮崎県</text:p>
          </table:table-cell>
          <table:table-cell table:formula="of:=SUBSTITUTE([.$D$1];[.$A$2];[.A47])" office:value-type="string" office:string-value="INSERT INTO m_prefectures VALUES (‘45’, ‘@name’);" calcext:value-type="string">
            <text:p>INSERT INTO m_prefectures VALUES (‘45’, ‘@name’);</text:p>
          </table:table-cell>
          <table:table-cell table:formula="of:=SUBSTITUTE([.C47];[.$B$2];[.B47])" office:value-type="string" office:string-value="INSERT INTO m_prefectures VALUES (‘45’, ‘宮崎県’);" calcext:value-type="string">
            <text:p>INSERT INTO m_prefectures VALUES (‘45’, ‘宮崎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6" calcext:value-type="float">
            <text:p>46</text:p>
          </table:table-cell>
          <table:table-cell office:value-type="string" calcext:value-type="string">
            <text:p>鹿児島県</text:p>
          </table:table-cell>
          <table:table-cell table:formula="of:=SUBSTITUTE([.$D$1];[.$A$2];[.A48])" office:value-type="string" office:string-value="INSERT INTO m_prefectures VALUES (‘46’, ‘@name’);" calcext:value-type="string">
            <text:p>INSERT INTO m_prefectures VALUES (‘46’, ‘@name’);</text:p>
          </table:table-cell>
          <table:table-cell table:formula="of:=SUBSTITUTE([.C48];[.$B$2];[.B48])" office:value-type="string" office:string-value="INSERT INTO m_prefectures VALUES (‘46’, ‘鹿児島県’);" calcext:value-type="string">
            <text:p>INSERT INTO m_prefectures VALUES (‘46’, ‘鹿児島県’);</text:p>
          </table:table-cell>
          <table:table-cell table:number-columns-repeated="4"/>
          <table:table-cell table:style-name="Default" table:number-columns-repeated="2"/>
          <table:table-cell table:number-columns-repeated="16374"/>
        </table:table-row>
        <table:table-row table:style-name="ro1">
          <table:table-cell table:style-name="ce15" office:value-type="float" office:value="47" calcext:value-type="float">
            <text:p>47</text:p>
          </table:table-cell>
          <table:table-cell office:value-type="string" calcext:value-type="string">
            <text:p>沖縄県</text:p>
          </table:table-cell>
          <table:table-cell table:formula="of:=SUBSTITUTE([.$D$1];[.$A$2];[.A49])" office:value-type="string" office:string-value="INSERT INTO m_prefectures VALUES (‘47’, ‘@name’);" calcext:value-type="string">
            <text:p>INSERT INTO m_prefectures VALUES (‘47’, ‘@name’);</text:p>
          </table:table-cell>
          <table:table-cell table:formula="of:=SUBSTITUTE([.C49];[.$B$2];[.B49])" office:value-type="string" office:string-value="INSERT INTO m_prefectures VALUES (‘47’, ‘沖縄県’);" calcext:value-type="string">
            <text:p>INSERT INTO m_prefectures VALUES (‘47’, ‘沖縄県’);</text:p>
          </table:table-cell>
          <table:table-cell table:number-columns-repeated="4"/>
          <table:table-cell table:style-name="Default" table:number-columns-repeated="2"/>
          <table:table-cell table:number-columns-repeated="16374"/>
        </table:table-row>
        <table:table-row table:style-name="ro1" table:number-rows-repeated="1048524">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table table:name="権限サンプルデータ" table:style-name="ta1">
        <table:table-column table:style-name="co7" table:number-columns-repeated="16384" table:default-cell-style-name="ce14"/>
        <table:table-row table:style-name="ro1">
          <table:table-cell office:value-type="string" calcext:value-type="string">
            <text:p>@table</text:p>
          </table:table-cell>
          <table:table-cell office:value-type="string" calcext:value-type="string">
            <text:p>m_roles</text:p>
          </table:table-cell>
          <table:table-cell office:value-type="string" calcext:value-type="string">
            <text:p>INSERT INTO @table (name) VALUES (‘@name’);</text:p>
          </table:table-cell>
          <table:table-cell table:style-name="ce16" table:formula="of:=SUBSTITUTE([.C1];[.$A$1];[.$B$1])" office:value-type="string" office:string-value="INSERT INTO m_roles (name) VALUES (‘@name’);" calcext:value-type="string">
            <text:p>INSERT INTO m_roles (name) VALUES (‘@name’);</text:p>
          </table:table-cell>
          <table:table-cell table:number-columns-repeated="4"/>
          <table:table-cell table:style-name="Default" table:number-columns-repeated="2"/>
          <table:table-cell table:number-columns-repeated="16374"/>
        </table:table-row>
        <table:table-row table:style-name="ro1">
          <table:table-cell office:value-type="string" calcext:value-type="string">
            <text:p>@code</text:p>
          </table:table-cell>
          <table:table-cell office:value-type="string" calcext:value-type="string">
            <text:p>@name</text:p>
          </table:table-cell>
          <table:table-cell table:number-columns-repeated="6"/>
          <table:table-cell table:style-name="Default" table:number-columns-repeated="2"/>
          <table:table-cell table:number-columns-repeated="16374"/>
        </table:table-row>
        <table:table-row table:style-name="ro1">
          <table:table-cell office:value-type="float" office:value="1" calcext:value-type="float">
            <text:p>1</text:p>
          </table:table-cell>
          <table:table-cell office:value-type="string" calcext:value-type="string">
            <text:p>管理者</text:p>
          </table:table-cell>
          <table:table-cell table:formula="of:=SUBSTITUTE([.$D$1];[.$A$2];[.A3])" office:value-type="string" office:string-value="INSERT INTO m_roles (name) VALUES (‘@name’);" calcext:value-type="string">
            <text:p>INSERT INTO m_roles (name) VALUES (‘@name’);</text:p>
          </table:table-cell>
          <table:table-cell table:style-name="ce16" table:formula="of:=SUBSTITUTE([.C3];[.$B$2];[.B3])" office:value-type="string" office:string-value="INSERT INTO m_roles (name) VALUES (‘管理者’);" calcext:value-type="string">
            <text:p>INSERT INTO m_roles (name) VALUES (‘管理者’);</text:p>
          </table:table-cell>
          <table:table-cell table:number-columns-repeated="3"/>
          <table:table-cell table:style-name="Default" table:number-columns-repeated="2"/>
          <table:table-cell table:number-columns-repeated="16374"/>
          <table:table-cell table:style-name="Default"/>
        </table:table-row>
        <table:table-row table:style-name="ro1">
          <table:table-cell office:value-type="float" office:value="2" calcext:value-type="float">
            <text:p>2</text:p>
          </table:table-cell>
          <table:table-cell office:value-type="string" calcext:value-type="string">
            <text:p>利用者</text:p>
          </table:table-cell>
          <table:table-cell table:formula="of:=SUBSTITUTE([.$D$1];[.$A$2];[.A4])" office:value-type="string" office:string-value="INSERT INTO m_roles (name) VALUES (‘@name’);" calcext:value-type="string">
            <text:p>INSERT INTO m_roles (name) VALUES (‘@name’);</text:p>
          </table:table-cell>
          <table:table-cell table:style-name="ce16" table:formula="of:=SUBSTITUTE([.C4];[.$B$2];[.B4])" office:value-type="string" office:string-value="INSERT INTO m_roles (name) VALUES (‘利用者’);" calcext:value-type="string">
            <text:p>INSERT INTO m_roles (name) VALUES (‘利用者’);</text:p>
          </table:table-cell>
          <table:table-cell table:number-columns-repeated="3"/>
          <table:table-cell table:style-name="Default" table:number-columns-repeated="2"/>
          <table:table-cell table:number-columns-repeated="16374"/>
          <table:table-cell table:style-name="Default"/>
        </table:table-row>
        <table:table-row table:style-name="ro1" table:number-rows-repeated="45">
          <table:table-cell table:number-columns-repeated="7"/>
          <table:table-cell table:style-name="Default" table:number-columns-repeated="2"/>
          <table:table-cell table:number-columns-repeated="16374"/>
          <table:table-cell table:style-name="Default"/>
        </table:table-row>
        <table:table-row table:style-name="ro1" table:number-rows-repeated="38">
          <table:table-cell table:number-columns-repeated="16383"/>
          <table:table-cell table:style-name="Default"/>
        </table:table-row>
        <table:table-row table:style-name="ro1" table:number-rows-repeated="1048486">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table table:name="商品カテゴリサンプルデータ" table:style-name="ta1">
        <table:table-column table:style-name="co7" table:number-columns-repeated="16384" table:default-cell-style-name="ce14"/>
        <table:table-row table:style-name="ro1">
          <table:table-cell office:value-type="string" calcext:value-type="string">
            <text:p>@table</text:p>
          </table:table-cell>
          <table:table-cell office:value-type="string" calcext:value-type="string">
            <text:p>m_categories</text:p>
          </table:table-cell>
          <table:table-cell office:value-type="string" calcext:value-type="string">
            <text:p>INSERT INTO @table (name) VALUES (‘@name’);</text:p>
          </table:table-cell>
          <table:table-cell table:style-name="ce16" table:formula="of:=SUBSTITUTE([.C1];[.$A$1];[.$B$1])" office:value-type="string" office:string-value="INSERT INTO m_categories (name) VALUES (‘@name’);" calcext:value-type="string">
            <text:p>INSERT INTO m_categories (name) VALUES (‘@name’);</text:p>
          </table:table-cell>
          <table:table-cell table:number-columns-repeated="4"/>
          <table:table-cell table:style-name="Default" table:number-columns-repeated="2"/>
          <table:table-cell table:number-columns-repeated="16374"/>
        </table:table-row>
        <table:table-row table:style-name="ro1">
          <table:table-cell office:value-type="string" calcext:value-type="string">
            <text:p>@code</text:p>
          </table:table-cell>
          <table:table-cell office:value-type="string" calcext:value-type="string">
            <text:p>@name</text:p>
          </table:table-cell>
          <table:table-cell table:number-columns-repeated="6"/>
          <table:table-cell table:style-name="Default" table:number-columns-repeated="2"/>
          <table:table-cell table:number-columns-repeated="16374"/>
        </table:table-row>
        <table:table-row table:style-name="ro1">
          <table:table-cell office:value-type="float" office:value="1" calcext:value-type="float">
            <text:p>1</text:p>
          </table:table-cell>
          <table:table-cell office:value-type="string" calcext:value-type="string">
            <text:p>本</text:p>
          </table:table-cell>
          <table:table-cell table:formula="of:=SUBSTITUTE([.$D$1];[.$A$2];[.A3])" office:value-type="string" office:string-value="INSERT INTO m_categories (name) VALUES (‘@name’);" calcext:value-type="string">
            <text:p>INSERT INTO m_categories (name) VALUES (‘@name’);</text:p>
          </table:table-cell>
          <table:table-cell table:style-name="ce16" table:formula="of:=SUBSTITUTE([.C3];[.$B$2];[.B3])" office:value-type="string" office:string-value="INSERT INTO m_categories (name) VALUES (‘本’);" calcext:value-type="string">
            <text:p>INSERT INTO m_categories (name) VALUES (‘本’);</text:p>
          </table:table-cell>
          <table:table-cell table:number-columns-repeated="3"/>
          <table:table-cell table:style-name="Default" table:number-columns-repeated="2"/>
          <table:table-cell table:number-columns-repeated="16374"/>
          <table:table-cell table:style-name="Default"/>
        </table:table-row>
        <table:table-row table:style-name="ro1">
          <table:table-cell office:value-type="float" office:value="2" calcext:value-type="float">
            <text:p>2</text:p>
          </table:table-cell>
          <table:table-cell office:value-type="string" calcext:value-type="string">
            <text:p>DVD</text:p>
          </table:table-cell>
          <table:table-cell table:formula="of:=SUBSTITUTE([.$D$1];[.$A$2];[.A4])" office:value-type="string" office:string-value="INSERT INTO m_categories (name) VALUES (‘@name’);" calcext:value-type="string">
            <text:p>INSERT INTO m_categories (name) VALUES (‘@name’);</text:p>
          </table:table-cell>
          <table:table-cell table:style-name="ce16" table:formula="of:=SUBSTITUTE([.C4];[.$B$2];[.B4])" office:value-type="string" office:string-value="INSERT INTO m_categories (name) VALUES (‘DVD’);" calcext:value-type="string">
            <text:p>INSERT INTO m_categories (name) VALUES (‘DVD’);</text:p>
          </table:table-cell>
          <table:table-cell table:number-columns-repeated="3"/>
          <table:table-cell table:style-name="Default" table:number-columns-repeated="2"/>
          <table:table-cell table:number-columns-repeated="16374"/>
          <table:table-cell table:style-name="Default"/>
        </table:table-row>
        <table:table-row table:style-name="ro1">
          <table:table-cell office:value-type="float" office:value="3" calcext:value-type="float">
            <text:p>3</text:p>
          </table:table-cell>
          <table:table-cell office:value-type="string" calcext:value-type="string">
            <text:p>ゲーム</text:p>
          </table:table-cell>
          <table:table-cell table:formula="of:=SUBSTITUTE([.$D$1];[.$A$2];[.A5])" office:value-type="string" office:string-value="INSERT INTO m_categories (name) VALUES (‘@name’);" calcext:value-type="string">
            <text:p>INSERT INTO m_categories (name) VALUES (‘@name’);</text:p>
          </table:table-cell>
          <table:table-cell table:style-name="ce16" table:formula="of:=SUBSTITUTE([.C5];[.$B$2];[.B5])" office:value-type="string" office:string-value="INSERT INTO m_categories (name) VALUES (‘ゲーム’);" calcext:value-type="string">
            <text:p>INSERT INTO m_categories (name) VALUES (‘ゲーム’);</text:p>
          </table:table-cell>
          <table:table-cell table:number-columns-repeated="3"/>
          <table:table-cell table:style-name="Default" table:number-columns-repeated="2"/>
          <table:table-cell table:number-columns-repeated="16374"/>
          <table:table-cell table:style-name="Default"/>
        </table:table-row>
        <table:table-row table:style-name="ro1" table:number-rows-repeated="44">
          <table:table-cell table:number-columns-repeated="7"/>
          <table:table-cell table:style-name="Default" table:number-columns-repeated="2"/>
          <table:table-cell table:number-columns-repeated="16374"/>
          <table:table-cell table:style-name="Default"/>
        </table:table-row>
        <table:table-row table:style-name="ro1" table:number-rows-repeated="38">
          <table:table-cell table:number-columns-repeated="16383"/>
          <table:table-cell table:style-name="Default"/>
        </table:table-row>
        <table:table-row table:style-name="ro1" table:number-rows-repeated="1048486">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adornments="標準" style:font-family-generic="modern" style:font-pitch="variable"/>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4">0000/00/00</text:date>, <text:time style:data-style-name="N2" text:time-value="20:02:55.9308733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4T14:23:25.645762700</meta:creation-date>
    <dc:date>2025-06-14T20:46:26.615474300</dc:date>
    <meta:editing-duration>PT57M43S</meta:editing-duration>
    <meta:editing-cycles>9</meta:editing-cycles>
    <meta:generator>LibreOffice/25.2.4.2$Windows_X86_64 LibreOffice_project/508ff62361999404a9d3590fe47df713b5888744</meta:generator>
    <meta:document-statistic meta:table-count="4" meta:cell-count="319" meta:object-count="0"/>
  </office:meta>
</office:document-meta>
</file>